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8126in" svg:height="6.2528in" svg:x="0.1315in" svg:y="6.6957in">
            <draw:object draw:notify-on-update-of-ranges="Sheet1.C13:Sheet1.C36 Sheet1.E13:Sheet1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heet1.D13:Sheet1.D36 Sheet1.E12:Sheet1.E12 Sheet1.E13:Sheet1.E36 Sheet1.R12:Sheet1.R12 Sheet1.R14:Sheet1.R36 Sheet1.N14:Sheet1.N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heet1.E12:Sheet1.E36 Sheet1.F12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heet1.C13:Sheet1.C36 Sheet1.D12:Sheet1.D12 Sheet1.D13:Sheet1.D36 Sheet1.C13:Sheet1.C36 Sheet1.N12:Sheet1.N12 Sheet1.N13:Sheet1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heet1.C13:Sheet1.C36 Sheet1.O13:Sheet1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heet1.O13:Sheet1.O36 Sheet1.N13:Sheet1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heet1.O13:Sheet1.O36 Sheet1.E12:Sheet1.E12 Sheet1.E13:Sheet1.E36 Sheet1.T12:Sheet1.T12 Sheet1.T14:Sheet1.T36 Sheet1.O14:Sheet1.O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heet1.E13:Sheet1.E36 Sheet1.Q13:Sheet1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Transitions per History vs Iteration Matrix Spectral Radius and Cross Sections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style-name="ce3"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style-name="ce3"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style-name="ce3"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369.09487670286">
            <text:p>1369.094876702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style-name="ce3"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style-name="ce3"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516.27705383633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style-name="ce3"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style-name="ce3"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75.126664589809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style-name="ce3"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style-name="ce3"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89.8073982607581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style-name="ce3"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style-name="ce3"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55.6467487470839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style-name="ce3"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45.7992517044143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style-name="ce3"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38.5342641204276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style-name="ce3"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style-name="ce3"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style-name="ce3"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style-name="ce3"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style-name="ce3"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18.4368154838135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style-name="ce3"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style-name="ce3"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style-name="ce3"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style-name="ce3"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5.88730609965456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style-name="ce3"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style-name="ce3"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2.03736993713047">
            <text:p>2.0373699371</text:p>
          </table:table-cell>
        </table:table-row>
        <table:table-row table:style-name="ro1" table:number-rows-repeated="2">
          <table:table-cell table:number-columns-repeated="11"/>
          <table:table-cell table:style-name="ce3"/>
          <table:table-cell table:number-columns-repeated="8"/>
        </table:table-row>
        <table:table-row table:style-name="ro1" table:number-rows-repeated="104853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shapes>
          <draw:frame draw:z-index="0" draw:style-name="gr1" svg:width="7.8047in" svg:height="4.8705in" svg:x="3.5988in" svg:y="0.2102in">
            <draw:object draw:notify-on-update-of-ranges="Sheet2.A3:Sheet2.A65 Sheet2.B3:Sheet2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f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3*(8*COS(PI()*[.A3]*0.1)+2*COS(PI()*[.A3]*0.1)^2)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3*(8*COS(PI()*[.A4]*0.1)+2*COS(PI()*[.A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3*(8*COS(PI()*[.A5]*0.1)+2*COS(PI()*[.A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3*(8*COS(PI()*[.A6]*0.1)+2*COS(PI()*[.A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3*(8*COS(PI()*[.A7]*0.1)+2*COS(PI()*[.A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3*(8*COS(PI()*[.A8]*0.1)+2*COS(PI()*[.A8]*0.1)^2))" office:value-type="float" office:value="1.46957615897682E-015">
            <text:p>1.46957615897682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3*(8*COS(PI()*[.A9]*0.1)+2*COS(PI()*[.A9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3*(8*COS(PI()*[.A10]*0.1)+2*COS(PI()*[.A1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3*(8*COS(PI()*[.A11]*0.1)+2*COS(PI()*[.A1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3*(8*COS(PI()*[.A12]*0.1)+2*COS(PI()*[.A1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3*(8*COS(PI()*[.A13]*0.1)+2*COS(PI()*[.A13]*0.1)^2))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3*(8*COS(PI()*[.A14]*0.1)+2*COS(PI()*[.A1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BS(3*(8*COS(PI()*[.A15]*0.1)+2*COS(PI()*[.A1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BS(3*(8*COS(PI()*[.A16]*0.1)+2*COS(PI()*[.A1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BS(3*(8*COS(PI()*[.A17]*0.1)+2*COS(PI()*[.A17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BS(3*(8*COS(PI()*[.A18]*0.1)+2*COS(PI()*[.A18]*0.1)^2))" office:value-type="float" office:value="4.40872847693047E-015">
            <text:p>4.40872847693047E-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BS(3*(8*COS(PI()*[.A19]*0.1)+2*COS(PI()*[.A1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BS(3*(8*COS(PI()*[.A20]*0.1)+2*COS(PI()*[.A2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BS(3*(8*COS(PI()*[.A21]*0.1)+2*COS(PI()*[.A2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BS(3*(8*COS(PI()*[.A22]*0.1)+2*COS(PI()*[.A2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BS(3*(8*COS(PI()*[.A23]*0.1)+2*COS(PI()*[.A23]*0.1)^2))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BS(3*(8*COS(PI()*[.A24]*0.1)+2*COS(PI()*[.A2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BS(3*(8*COS(PI()*[.A25]*0.1)+2*COS(PI()*[.A2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BS(3*(8*COS(PI()*[.A26]*0.1)+2*COS(PI()*[.A2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BS(3*(8*COS(PI()*[.A27]*0.1)+2*COS(PI()*[.A2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BS(3*(8*COS(PI()*[.A28]*0.1)+2*COS(PI()*[.A28]*0.1)^2))" office:value-type="float" office:value="0.0000000000000139684012779189">
            <text:p>1.39684012779189E-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BS(3*(8*COS(PI()*[.A29]*0.1)+2*COS(PI()*[.A29]*0.1)^2))" office:value-type="float" office:value="6.84345884812361">
            <text:p>6.8434588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BS(3*(8*COS(PI()*[.A30]*0.1)+2*COS(PI()*[.A3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BS(3*(8*COS(PI()*[.A31]*0.1)+2*COS(PI()*[.A3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BS(3*(8*COS(PI()*[.A32]*0.1)+2*COS(PI()*[.A3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3*(8*COS(PI()*[.A33]*0.1)+2*COS(PI()*[.A33]*0.1)^2))"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BS(3*(8*COS(PI()*[.A34]*0.1)+2*COS(PI()*[.A3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BS(3*(8*COS(PI()*[.A35]*0.1)+2*COS(PI()*[.A3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BS(3*(8*COS(PI()*[.A36]*0.1)+2*COS(PI()*[.A3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BS(3*(8*COS(PI()*[.A37]*0.1)+2*COS(PI()*[.A37]*0.1)^2))" office:value-type="float" office:value="6.84345884812355">
            <text:p>6.8434588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BS(3*(8*COS(PI()*[.A38]*0.1)+2*COS(PI()*[.A38]*0.1)^2))" office:value-type="float" office:value="0.0000000000000102870331128378">
            <text:p>1.0287033112837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BS(3*(8*COS(PI()*[.A39]*0.1)+2*COS(PI()*[.A3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BS(3*(8*COS(PI()*[.A40]*0.1)+2*COS(PI()*[.A4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BS(3*(8*COS(PI()*[.A41]*0.1)+2*COS(PI()*[.A4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BS(3*(8*COS(PI()*[.A42]*0.1)+2*COS(PI()*[.A4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BS(3*(8*COS(PI()*[.A43]*0.1)+2*COS(PI()*[.A43]*0.1)^2))"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BS(3*(8*COS(PI()*[.A44]*0.1)+2*COS(PI()*[.A4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BS(3*(8*COS(PI()*[.A45]*0.1)+2*COS(PI()*[.A4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BS(3*(8*COS(PI()*[.A46]*0.1)+2*COS(PI()*[.A4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BS(3*(8*COS(PI()*[.A47]*0.1)+2*COS(PI()*[.A47]*0.1)^2))" office:value-type="float" office:value="7.98935688187391">
            <text:p>7.98935688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BS(3*(8*COS(PI()*[.A48]*0.1)+2*COS(PI()*[.A48]*0.1)^2))" office:value-type="float" office:value="0.0000000000000294063787148146">
            <text:p>2.94063787148146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BS(3*(8*COS(PI()*[.A49]*0.1)+2*COS(PI()*[.A49]*0.1)^2))" office:value-type="float" office:value="6.84345884812357">
            <text:p>6.84345884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BS(3*(8*COS(PI()*[.A50]*0.1)+2*COS(PI()*[.A5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BS(3*(8*COS(PI()*[.A51]*0.1)+2*COS(PI()*[.A5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BS(3*(8*COS(PI()*[.A52]*0.1)+2*COS(PI()*[.A5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BS(3*(8*COS(PI()*[.A53]*0.1)+2*COS(PI()*[.A53]*0.1)^2))"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ABS(3*(8*COS(PI()*[.A54]*0.1)+2*COS(PI()*[.A5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ABS(3*(8*COS(PI()*[.A55]*0.1)+2*COS(PI()*[.A5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ABS(3*(8*COS(PI()*[.A56]*0.1)+2*COS(PI()*[.A5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ABS(3*(8*COS(PI()*[.A57]*0.1)+2*COS(PI()*[.A57]*0.1)^2))" office:value-type="float" office:value="6.84345884812359">
            <text:p>6.84345884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ABS(3*(8*COS(PI()*[.A58]*0.1)+2*COS(PI()*[.A58]*0.1)^2))" office:value-type="float" office:value="0.000000000000026467226396861">
            <text:p>2.6467226396861E-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ABS(3*(8*COS(PI()*[.A59]*0.1)+2*COS(PI()*[.A59]*0.1)^2))" office:value-type="float" office:value="7.98935688187388">
            <text:p>7.98935688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ABS(3*(8*COS(PI()*[.A60]*0.1)+2*COS(PI()*[.A6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ABS(3*(8*COS(PI()*[.A61]*0.1)+2*COS(PI()*[.A6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ABS(3*(8*COS(PI()*[.A62]*0.1)+2*COS(PI()*[.A6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ABS(3*(8*COS(PI()*[.A63]*0.1)+2*COS(PI()*[.A63]*0.1)^2))" office:value-type="float" office:value="30">
            <text:p>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ABS(3*(8*COS(PI()*[.A64]*0.1)+2*COS(PI()*[.A6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ABS(3*(8*COS(PI()*[.A65]*0.1)+2*COS(PI()*[.A6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ABS(3*(8*COS(PI()*[.A66]*0.1)+2*COS(PI()*[.A6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ABS(3*(8*COS(PI()*[.A67]*0.1)+2*COS(PI()*[.A67]*0.1)^2))" office:value-type="float" office:value="7.98935688187392">
            <text:p>7.98935688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ABS(3*(8*COS(PI()*[.A68]*0.1)+2*COS(PI()*[.A68]*0.1)^2))" office:value-type="float" office:value="0.0000000000000235280740789073">
            <text:p>2.35280740789073E-014</text:p>
          </table:table-cell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7T19:30:27</dc:date>
    <meta:editing-duration>PT4H15M14S</meta:editing-duration>
    <meta:editing-cycles>51</meta:editing-cycles>
    <meta:generator>LibreOffice/3.5$Linux_X86_64 LibreOffice_project/350m1$Build-2</meta:generator>
    <dc:creator>Stuart Slattery</dc:creator>
    <meta:document-statistic meta:table-count="3" meta:cell-count="66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heet1.C13:Sheet1.C36 Sheet1.E13:Sheet1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C13:Sheet1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heet1.D13:Sheet1.E36 Sheet1.E12:Sheet1.E12 Sheet1.R12:Sheet1.R12 Sheet1.R14:Sheet1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heet1.E13:Sheet1.E36" chart:label-cell-address="Sheet1.E12:Sheet1.E12" chart:class="chart:scatter">
            <chart:domain table:cell-range-address="Sheet1.D13:Sheet1.D36"/>
            <chart:data-point chart:repeated="24"/>
          </chart:series>
          <chart:series chart:style-name="ch11" chart:values-cell-range-address="Sheet1.R14:Sheet1.R36" chart:label-cell-address="Sheet1.R12:Sheet1.R12" chart:class="chart:scatter">
            <chart:domain table:cell-range-address="Sheet1.N14:Sheet1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heet1.E12:Sheet1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heet1.R12:Sheet1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heet1.D13:Sheet1.D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  <table:table-cell office:value-type="float" office:value="0.99719538797133">
                <text:p>0.99719538797133</text:p>
                <draw:g>
                  <svg:desc>Sheet1.N14:Sheet1.N36</svg:desc>
                </draw:g>
              </table:table-cell>
              <table:table-cell office:value-type="float" office:value="3279.39070235624">
                <text:p>3279.39070235624</text:p>
                <draw:g>
                  <svg:desc>Sheet1.R14:Sheet1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heet1.E12:Sheet1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heet1.F12:Sheet1.F36" chart:class="chart:scatter">
            <chart:domain table:cell-range-address="Sheet1.E12:Sheet1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12:Sheet1.E36</svg:desc>
                </draw:g>
              </table:table-cell>
              <table:table-cell office:value-type="float" office:value="NaN">
                <text:p>NaN</text:p>
                <draw:g>
                  <svg:desc>Sheet1.F12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heet1.C13:Sheet1.D36 Sheet1.D12:Sheet1.D12 Sheet1.N12:Sheet1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heet1.D13:Sheet1.D36" chart:label-cell-address="Sheet1.D12:Sheet1.D12" chart:class="chart:scatter">
            <chart:domain table:cell-range-address="Sheet1.C13:Sheet1.C36"/>
            <chart:data-point chart:repeated="24"/>
          </chart:series>
          <chart:series chart:style-name="ch11" chart:values-cell-range-address="Sheet1.N13:Sheet1.N36" chart:label-cell-address="Sheet1.N12:Sheet1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heet1.D12:Sheet1.D12</svg:desc>
                </draw:g>
              </table:table-cell>
              <table:table-cell office:value-type="string">
                <text:p>Analytic rho(H)</text:p>
                <draw:g>
                  <svg:desc>Sheet1.N12:Sheet1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0.999428">
                <text:p>0.999428</text:p>
                <draw:g>
                  <svg:desc>Sheet1.D13:Sheet1.D36</svg:desc>
                </draw:g>
              </table:table-cell>
              <table:table-cell office:value-type="float" office:value="1">
                <text:p>1</text:p>
                <draw:g>
                  <svg:desc>Sheet1.N13:Sheet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legend chart:legend-position="end" svg:x="16.973cm" svg:y="5.887cm" style:legend-expansion="high" chart:style-name="ch2"/>
        <chart:plot-area chart:style-name="ch3" table:cell-range-address="Sheet2.A3:Sheet2.B65" svg:x="0.846cm" svg:y="1.123cm" svg:width="15.335cm" svg:height="10.582cm">
          <chartooo:coordinate-region svg:x="1.467cm" svg:y="1.322cm" svg:width="14.527cm" svg:height="9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65" chart:class="chart:scatter">
            <chart:domain table:cell-range-address="Sheet2.A3:Sheet2.A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65</svg:desc>
                </draw:g>
              </table:table-cell>
              <table:table-cell office:value-type="float" office:value="30">
                <text:p>30</text:p>
                <draw:g>
                  <svg:desc>Sheet2.B3:Sheet2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39684012779189">
                <text:p>0.0000000000000139684012779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4345884812361">
                <text:p>6.84345884812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84345884812355">
                <text:p>6.8434588481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0102870331128378">
                <text:p>0.0000000000000102870331128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98935688187391">
                <text:p>7.9893568818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000000000294063787148146">
                <text:p>0.000000000000029406378714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84345884812357">
                <text:p>6.8434588481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4345884812359">
                <text:p>6.8434588481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00000000026467226396861">
                <text:p>0.000000000000026467226396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98935688187388">
                <text:p>7.98935688187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.3434588481236">
                <text:p>23.343458848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heet1.C13:Sheet1.C36 Sheet1.O13:Sheet1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heet1.O13:Sheet1.O36" chart:class="chart:scatter">
            <chart:domain table:cell-range-address="Sheet1.C13:Sheet1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4cm" svg:y="0.449cm" chart:style-name="ch2">
          <text:p>Diffusion Operator Condition Number vs. Iteration Matrix Spectral Radius</text:p>
        </chart:title>
        <chart:plot-area chart:style-name="ch3" table:cell-range-address="Sheet1.N13:Sheet1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heet1.N13:Sheet1.N36" chart:class="chart:scatter">
            <chart:domain table:cell-range-address="Sheet1.O13:Sheet1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  <table:table-cell office:value-type="float" office:value="1">
                <text:p>1</text:p>
                <draw:g>
                  <svg:desc>Sheet1.N13:Sheet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heet1.O13:Sheet1.O36 Sheet1.E12:Sheet1.E36 Sheet1.T12:Sheet1.T12 Sheet1.T14:Sheet1.T36" chart:data-source-has-labels="row" svg:x="1.429cm" svg:y="1.991cm" svg:width="18.662cm" svg:height="9.455cm">
          <chartooo:coordinate-region svg:x="2.606cm" svg:y="2.19cm" svg:width="17.391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heet1.E13:Sheet1.E36" chart:label-cell-address="Sheet1.E12:Sheet1.E12" chart:class="chart:scatter">
            <chart:domain table:cell-range-address="Sheet1.O13:Sheet1.O36"/>
            <chart:data-point chart:repeated="24"/>
          </chart:series>
          <chart:series chart:style-name="ch11" chart:values-cell-range-address="Sheet1.T14:Sheet1.T36" chart:label-cell-address="Sheet1.T12:Sheet1.T12" chart:class="chart:scatter">
            <chart:domain table:cell-range-address="Sheet1.O14:Sheet1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heet1.E12:Sheet1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heet1.T12:Sheet1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  <table:table-cell office:value-type="float" office:value="2.88674758449989">
                <text:p>2.88674758449989</text:p>
                <draw:g>
                  <svg:desc>Sheet1.O14:Sheet1.O36</svg:desc>
                </draw:g>
              </table:table-cell>
              <table:table-cell office:value-type="float" office:value="3279.39070235624">
                <text:p>3279.39070235624</text:p>
                <draw:g>
                  <svg:desc>Sheet1.T14:Sheet1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369.09487670286">
                <text:p>1369.0948767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6.27705383633">
                <text:p>516.2770538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5.126664589809">
                <text:p>175.126664589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89.8073982607581">
                <text:p>89.807398260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5.6467487470839">
                <text:p>55.6467487470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5.7992517044143">
                <text:p>45.799251704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8.5342641204276">
                <text:p>38.5342641204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8.4368154838135">
                <text:p>18.436815483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5.88730609965456">
                <text:p>5.8873060996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heet1.E13:Sheet1.E36 Sheet1.Q13:Sheet1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heet1.Q13:Sheet1.Q36" chart:class="chart:scatter">
            <chart:domain table:cell-range-address="Sheet1.E13:Sheet1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  <table:table-cell office:value-type="float" office:value="0.00216366666666667">
                <text:p>0.00216366666666667</text:p>
                <draw:g>
                  <svg:desc>Sheet1.Q13:Sheet1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